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en" fo:country="GB" officeooo:rsid="0010c42f" officeooo:paragraph-rsid="00148830"/>
    </style:style>
    <style:style style:name="P2" style:family="paragraph" style:parent-style-name="Text_20_body">
      <style:text-properties fo:language="en" fo:country="GB" officeooo:rsid="0010c42f" officeooo:paragraph-rsid="0015b816"/>
    </style:style>
    <style:style style:name="P3" style:family="paragraph" style:parent-style-name="Text_20_body">
      <style:text-properties fo:language="en" fo:country="GB" officeooo:paragraph-rsid="0012f0e3"/>
    </style:style>
    <style:style style:name="P4" style:family="paragraph" style:parent-style-name="Text_20_body">
      <style:text-properties officeooo:paragraph-rsid="0012f0e3"/>
    </style:style>
    <style:style style:name="P5" style:family="paragraph" style:parent-style-name="Subtitle">
      <style:text-properties fo:language="en" fo:country="GB" officeooo:rsid="0011ba51" officeooo:paragraph-rsid="0011ba51"/>
    </style:style>
    <style:style style:name="P6" style:family="paragraph" style:parent-style-name="Title">
      <style:text-properties fo:language="en" fo:country="GB" officeooo:rsid="0010c42f" officeooo:paragraph-rsid="0010c42f"/>
    </style:style>
    <style:style style:name="T1" style:family="text">
      <style:text-properties fo:language="en" fo:country="GB"/>
    </style:style>
    <style:style style:name="T2" style:family="text">
      <style:text-properties officeooo:rsid="0011ba51"/>
    </style:style>
    <style:style style:name="T3" style:family="text">
      <style:text-properties officeooo:rsid="0013ac66"/>
    </style:style>
    <style:style style:name="T4"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ummary : </text:p>
      <text:p text:style-name="P6">How wholesome memes could save us all</text:p>
      <text:p text:style-name="P5">Romain Delpy</text:p>
      <text:p text:style-name="P1"><text:tab/></text:p>
      <text:p text:style-name="P2"><text:span text:style-name="T3"><text:tab/>With the pandemic of Covid 19, people are spending more time on the web, in order to avoid problems of the real world. Video games and “wholesome memes” distract us from death and politics. But it can end with “toxic positivity”. However, the web is a lot more than just wholesome</text:span><text:span text:style-name="T3"> memes. Michael Hauben coined in the mid 90s the term “netizen”, to describe people who were involved in early forums and group chats. The notion evolved since, with researchers using it to talk about digital activism. The term needs to be thought over again, considering the growth of online communities, some of which are even bigger than countries. These communities exist however on social networks and platforms owned by big companies which are now wealthier and as powerful as many nations thanks to content users put into them. These companies owe us more than just escapism, they owe us rights and protection.</text:span></text:p>
      <text:p text:style-name="P3"><text:span text:style-name="T2">How wholesome memes could save us all. Annalee newitz. </text:span>26 August 2020. <text:span text:style-name="T2">NewScientist.</text:span></text:p>
      <text:p text:style-name="P4"><text:a xlink:type="simple" xlink:href="https://institutions-newscientist-com.docelec.u-bordeaux.fr/article/mg24732970-200-how-wholesome-memes-could-save-us-all/" text:style-name="Internet_20_link" text:visited-style-name="Visited_20_Internet_20_Link"><text:span text:style-name="T1">https://institutions-newscientist-com.docelec.u-bordeaux.fr/article/mg24732970-200-how-wholesome-memes-could-save-us-al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11:02:00.359185038</meta:creation-date>
    <dc:date>2020-11-10T12:37:54.427269383</dc:date>
    <meta:editing-duration>PT3M33S</meta:editing-duration>
    <meta:editing-cycles>2</meta:editing-cycles>
    <meta:generator>LibreOffice/6.1.5.2$Linux_X86_64 LibreOffice_project/10$Build-2</meta:generator>
    <meta:document-statistic meta:table-count="0" meta:image-count="0" meta:object-count="0" meta:page-count="1" meta:paragraph-count="7" meta:word-count="178" meta:character-count="1163" meta:non-whitespace-character-count="988"/>
  </office:meta>
</office:document-meta>
</file>